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2.1264in"/>
    </style:style>
    <style:style style:name="co5" style:family="table-column">
      <style:table-column-properties fo:break-before="auto" style:column-width="1.0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Community</text:p>
          </table:table-cell>
          <table:table-cell office:value-type="string" calcext:value-type="string">
            <text:p>Evoseed</text:p>
          </table:table-cell>
          <table:table-cell office:value-type="string" calcext:value-type="string">
            <text:p>Community type</text:p>
          </table:table-cell>
          <table:table-cell office:value-type="string" calcext:value-type="string">
            <text:p>Metabolic network at t_max</text:p>
          </table:table-cell>
          <table:table-cell office:value-type="string" calcext:value-type="string">
            <text:p>grid file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05" calcext:value-type="float">
            <text:p>105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02" calcext:value-type="float">
            <text:p>202</text:p>
          </table:table-cell>
          <table:table-cell table:number-columns-repeated="2" office:value-type="string" calcext:value-type="string">
            <text:p>C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03" calcext:value-type="float">
            <text:p>203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05" calcext:value-type="float">
            <text:p>205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207" calcext:value-type="float">
            <text:p>207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01" calcext:value-type="float">
            <text:p>301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302" calcext:value-type="float">
            <text:p>302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03" calcext:value-type="float">
            <text:p>303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306" calcext:value-type="float">
            <text:p>306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401" calcext:value-type="float">
            <text:p>401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402" calcext:value-type="float">
            <text:p>402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403" calcext:value-type="float">
            <text:p>403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04" calcext:value-type="float">
            <text:p>404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405" calcext:value-type="float">
            <text:p>405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406" calcext:value-type="float">
            <text:p>406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407" calcext:value-type="float">
            <text:p>407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408" calcext:value-type="float">
            <text:p>408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409" calcext:value-type="float">
            <text:p>409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410" calcext:value-type="float">
            <text:p>41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01" calcext:value-type="float">
            <text:p>501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502" calcext:value-type="float">
            <text:p>502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503" calcext:value-type="float">
            <text:p>503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504" calcext:value-type="float">
            <text:p>504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505" calcext:value-type="float">
            <text:p>505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506" calcext:value-type="float">
            <text:p>506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601" calcext:value-type="float">
            <text:p>601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602" calcext:value-type="float">
            <text:p>602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603" calcext:value-type="float">
            <text:p>603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float" office:value="604" calcext:value-type="float">
            <text:p>604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605" calcext:value-type="float">
            <text:p>605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606" calcext:value-type="float">
            <text:p>606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701" calcext:value-type="float">
            <text:p>701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702" calcext:value-type="float">
            <text:p>702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float" office:value="703" calcext:value-type="float">
            <text:p>703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float" office:value="704" calcext:value-type="float">
            <text:p>704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705" calcext:value-type="float">
            <text:p>705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706" calcext:value-type="float">
            <text:p>706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801" calcext:value-type="float">
            <text:p>801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802" calcext:value-type="float">
            <text:p>802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803" calcext:value-type="float">
            <text:p>803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float" office:value="804" calcext:value-type="float">
            <text:p>804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805" calcext:value-type="float">
            <text:p>805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806" calcext:value-type="float">
            <text:p>806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901" calcext:value-type="float">
            <text:p>901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float" office:value="902" calcext:value-type="float">
            <text:p>902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903" calcext:value-type="float">
            <text:p>903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float" office:value="904" calcext:value-type="float">
            <text:p>904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906" calcext:value-type="float">
            <text:p>906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/>
          <table:table-cell office:value-type="string" calcext:value-type="string">
            <text:p>CF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7T15:38:00.257351549</meta:creation-date>
    <dc:date>2020-04-27T17:28:41.365362388</dc:date>
    <meta:editing-duration>PT1H50M39S</meta:editing-duration>
    <meta:editing-cycles>6</meta:editing-cycles>
    <meta:generator>LibreOffice/6.4.3.2$Linux_X86_64 LibreOffice_project/85aa6f776c6af63185291a519637a4f7af4e8a3b</meta:generator>
    <meta:document-statistic meta:table-count="1" meta:cell-count="159" meta:object-count="0"/>
  </office:meta>
</office:document-meta>
</file>